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tyles.xml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4.0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0.071cm solid #000000" fo:border-right="none" style:rotation-align="bottom" fo:border-top="0.071cm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0.071cm solid #000000" fo:background-color="#99ffff" fo:wrap-option="wrap" fo:border-left="0.071cm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026cm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0.071cm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0.071cm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0.071cm solid #000000" style:rotation-align="bottom" fo:border-top="0.071cm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0.071cm solid #000000" fo:background-color="#99ffff" fo:wrap-option="wrap" fo:border-left="none" fo:border-right="0.071cm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>
            <text:p>Character</text:p>
          </table:table-cell>
          <table:table-cell table:style-name="ce4" office:value-type="string">
            <text:p>Tags [1]</text:p>
          </table:table-cell>
          <table:table-cell table:style-name="ce4" office:value-type="string">
            <text:p>Traits [2]</text:p>
          </table:table-cell>
          <table:table-cell table:style-name="ce4" office:value-type="string">
            <text:p>Exaggeration [3]</text:p>
          </table:table-cell>
          <table:table-cell table:style-name="ce4" office:value-type="string">
            <text:p>Exotic Position [4]</text:p>
          </table:table-cell>
          <table:table-cell table:style-name="ce4" office:value-type="string">
            <text:p>Introduction [5]</text:p>
          </table:table-cell>
          <table:table-cell table:style-name="ce4" office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>
            <text:p>Example</text:p>
          </table:table-cell>
          <table:table-cell table:style-name="ce5" office:value-type="string">
            <text:p>Words describing character</text:p>
          </table:table-cell>
          <table:table-cell table:style-name="ce5" office:value-type="string">
            <text:p>trademark prop, mental attitude</text:p>
          </table:table-cell>
          <table:table-cell table:style-name="ce5" office:value-type="string">
            <text:p>Physical, mental, emotional</text:p>
          </table:table-cell>
          <table:table-cell table:style-name="ce5" office:value-type="string">
            <text:p>Exagerated history, occupation, social, geographic, intellectual, moral.</text:p>
          </table:table-cell>
          <table:table-cell table:style-name="ce5" office:value-type="string">
            <text:p>brought in performing a course of action powerfully typical of him</text:p>
          </table:table-cell>
          <table:table-cell table:style-name="ce5" office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>
            <text:p>Jill the thrall</text:p>
          </table:table-cell>
          <table:table-cell office:value-type="string">
            <text:p>Loyal, altruistic</text:p>
          </table:table-cell>
          <table:table-cell office:value-type="string">
            <text:p>A set of fangs as a necklace. Explicit thrall, consciously dedicated, seeks masters, provides for and protects <text:s/>them. Schizophrenic.</text:p>
            <text:p/>
          </table:table-cell>
          <table:table-cell office:value-type="string">
            <text:p>Philiac about necklace and anything vampire related.</text:p>
          </table:table-cell>
          <table:table-cell office:value-type="string">
            <text:p>Lifecoach for moviestars, coached them crazy in her psychosis, put in hospital. An infected changed there enthralled her went south.</text:p>
          </table:table-cell>
          <table:table-cell office:value-type="string">
            <text:p>Smiling and talking to her fang necklace.</text:p>
            <text:p/>
          </table:table-cell>
          <table:table-cell office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>
            <text:p>Jack</text:p>
          </table:table-cell>
          <table:table-cell office:value-type="string">
            <text:p>Average height, extreme steroid muscular barrelchested, pathological anger. Flat top haircut</text:p>
          </table:table-cell>
          <table:table-cell office:value-type="string">
            <text:p>Rope for exercise, everyone is out to get him.</text:p>
          </table:table-cell>
          <table:table-cell office:value-type="string">
            <text:p>Constant growling, looks angry, muscles flexing, grinding teeth. Incapable of empathy.</text:p>
          </table:table-cell>
          <table:table-cell office:value-type="string">
            <text:p>Worked as a nurse</text:p>
          </table:table-cell>
          <table:table-cell office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>
            <text:p>Vinny</text:p>
          </table:table-cell>
          <table:table-cell office:value-type="string">
            <text:p>italian, knows fellowship etiquette, dimentia</text:p>
          </table:table-cell>
          <table:table-cell office:value-type="string">
            <text:p>Responds per tourettes</text:p>
          </table:table-cell>
          <table:table-cell office:value-type="string">
            <text:p>Talks in Markov Chains constantly.</text:p>
          </table:table-cell>
          <table:table-cell office:value-type="string">
            <text:p>special forces agent <text:s/>that led the army to take Al Qaeda leader into custody.</text:p>
          </table:table-cell>
          <table:table-cell office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>
            <text:p>George</text:p>
          </table:table-cell>
          <table:table-cell office:value-type="string">
            <text:p>unbelievably gay, a princess, skips rather than walks. PTSD.</text:p>
          </table:table-cell>
          <table:table-cell office:value-type="string">
            <text:p>Hands on his heart, very sensitive and empathetic.</text:p>
          </table:table-cell>
          <table:table-cell office:value-type="string">
            <text:p>very fairy, loves musicals, great fashion sense, sews and crafts. Very emotional</text:p>
          </table:table-cell>
          <table:table-cell office:value-type="string">
            <text:p>The most prestigious clothing designer in Paris.</text:p>
          </table:table-cell>
          <table:table-cell office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>
            <text:p>Craig</text:p>
          </table:table-cell>
          <table:table-cell office:value-type="string">
            <text:p>tall, lanky, unkept, awkward and clumsy with a stutter. Pathalogically poor motor skills.</text:p>
          </table:table-cell>
          <table:table-cell office:value-type="string">
            <text:p><text:s/>Very calm. Baggy olive drab uniform, unbelievably clumsy with firearms.</text:p>
          </table:table-cell>
          <table:table-cell office:value-type="string">
            <text:p>tripping around rather than walking.</text:p>
          </table:table-cell>
          <table:table-cell office:value-type="string">
            <text:p>Was an award winning neurosurgeon in LA.</text:p>
          </table:table-cell>
          <table:table-cell office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>
            <text:p>Veronica</text:p>
          </table:table-cell>
          <table:table-cell office:value-type="string">
            <text:p>Phobias, germs, starving, freezing in a tent, etc.</text:p>
          </table:table-cell>
          <table:table-cell office:value-type="string">
            <text:p>panic attacks</text:p>
          </table:table-cell>
          <table:table-cell office:value-type="string">
            <text:p>Constantly on the alert, looking and smelling. Avoiding touching things. Shaking and expecting the worst.</text:p>
          </table:table-cell>
          <table:table-cell office:value-type="string">
            <text:p>American diplomat to Honduras. Negotiated a lasting peace between two warring factions.</text:p>
          </table:table-cell>
          <table:table-cell office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>
            <text:p>Laura</text:p>
          </table:table-cell>
          <table:table-cell office:value-type="string">
            <text:p>Cancer survivor, chronic pain, hair never grew back. Very ingenius. Plotting, planning, engineering, obsessive.</text:p>
          </table:table-cell>
          <table:table-cell office:value-type="string">
            <text:p>Scowl, dismissive, sarcastic. Focused on goals for domination.</text:p>
          </table:table-cell>
          <table:table-cell office:value-type="string">
            <text:p>Constantly expecting her efforts to bring her (and team) to local or world domination. Overplays her efforts.</text:p>
          </table:table-cell>
          <table:table-cell office:value-type="string">
            <text:p>Head assassin for the Marcone syndicate in Chicago.</text:p>
          </table:table-cell>
          <table:table-cell office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>
          <table:table-cell office:value-type="string">
            <text:p>Dwight “Sarg” Miller (Sargeant)</text:p>
          </table:table-cell>
          <table:table-cell office:value-type="string">
            <text:p>Looks like Marvel Punisher</text:p>
          </table:table-cell>
          <table:table-cell table:number-columns-repeated="1022"/>
        </table:table-row>
        <table:table-row table:style-name="ro3">
          <table:table-cell office:value-type="string">
            <text:p>Edgar “Spook” Chalmers (corporal)</text:p>
          </table:table-cell>
          <table:table-cell office:value-type="string">
            <text:p>warlock, looks like young hacker; a dishevelled millenial</text:p>
          </table:table-cell>
          <table:table-cell table:number-columns-repeated="1022"/>
        </table:table-row>
        <table:table-row table:style-name="ro3">
          <table:table-cell office:value-type="string">
            <text:p>Jamar “Jobu (Joe Boo)” Cerrano (corporal)</text:p>
          </table:table-cell>
          <table:table-cell office:value-type="string">
            <text:p>joe boo, looks like Michael Clarke Duncan (john cofee)</text:p>
          </table:table-cell>
          <table:table-cell table:number-columns-repeated="1022"/>
        </table:table-row>
        <table:table-row table:style-name="ro3">
          <table:table-cell office:value-type="string">
            <text:p>strength “Injun” fox (Private)</text:p>
          </table:table-cell>
          <table:table-cell office:value-type="string">
            <text:p>native warrior scout</text:p>
          </table:table-cell>
          <table:table-cell table:number-columns-repeated="1022"/>
        </table:table-row>
        <table:table-row table:style-name="ro3">
          <table:table-cell office:value-type="string">
            <text:p>Doc Seth “bones” Kerr</text:p>
          </table:table-cell>
          <table:table-cell office:value-type="string">
            <text:p>medic, dr strange grey at temples.</text:p>
          </table:table-cell>
          <table:table-cell table:number-columns-repeated="1022"/>
        </table:table-row>
        <table:table-row table:style-name="ro3">
          <table:table-cell office:value-type="string">
            <text:p>Geoffrey. royal attache met at encampment.</text:p>
          </table:table-cell>
          <table:table-cell table:number-columns-repeated="1023"/>
        </table:table-row>
        <table:table-row table:style-name="ro3">
          <table:table-cell office:value-type="string">
            <text:p>General Kraghstrom, head of encampment.</text:p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2017-10-13</text:date>, <text:time>06:1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6:05:27</meta:creation-date>
    <meta:editing-duration>PT53S</meta:editing-duration>
    <meta:editing-cycles>2</meta:editing-cycles>
    <meta:generator>AndrOpen_Office/4.1.1$Unix OpenOffice.org_project/411m6$Build-9775</meta:generator>
    <dc:date>2017-10-13T06:17:35</dc:date>
    <meta:document-statistic meta:table-count="1" meta:cell-count="69" meta:object-count="0"/>
  </office:meta>
</office:document-meta>
</file>